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i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1103-ND</text:p>
          </table:table-cell>
          <table:table-cell office:value-type="string" calcext:value-type="string">
            <text:p>UVR1H100M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1, F2, F3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S7123-ND</text:p>
          </table:table-cell>
          <table:table-cell office:value-type="string" calcext:value-type="string">
            <text:p>PPPC202LFBN-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OSTT7020150</text:p>
          </table:table-cell>
          <table:table-cell office:value-type="string" calcext:value-type="string">
            <text:p>ED2675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IN Voltage</text:p>
          </table:table-cell>
          <table:table-cell office:value-type="float" office:value="61300311121" calcext:value-type="float">
            <text:p>61300311121</text:p>
          </table:table-cell>
          <table:table-cell office:value-type="string" calcext:value-type="string">
            <text:p>732-5316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tring 1</text:p>
          </table:table-cell>
          <table:table-cell office:value-type="float" office:value="1843619" calcext:value-type="float">
            <text:p>1843619</text:p>
          </table:table-cell>
          <table:table-cell office:value-type="string" calcext:value-type="string">
            <text:p>277-5737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tring 2</text:p>
          </table:table-cell>
          <table:table-cell office:value-type="float" office:value="1843619" calcext:value-type="float">
            <text:p>1843619</text:p>
          </table:table-cell>
          <table:table-cell office:value-type="string" calcext:value-type="string">
            <text:p>277-5737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MX Out</text:p>
          </table:table-cell>
          <table:table-cell office:value-type="string" calcext:value-type="string">
            <text:p>277-5738-ND/277-2418-ND</text:p>
          </table:table-cell>
          <table:table-cell office:value-type="float" office:value="1843622" calcext:value-type="float">
            <text:p>1843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F14JT33R0CT-ND</text:p>
          </table:table-cell>
          <table:table-cell office:value-type="string" calcext:value-type="string">
            <text:p>CF14JT33R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CF14JT10K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25</text:p>
          </table:table-cell>
          <table:table-cell office:value-type="string" calcext:value-type="string">
            <text:p>SN74AHC125N</text:p>
          </table:table-cell>
          <table:table-cell office:value-type="string" calcext:value-type="string">
            <text:p>296-4531-5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OKI-78SR-5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P3485CP</text:p>
          </table:table-cell>
          <table:table-cell office:value-type="string" calcext:value-type="string">
            <text:p>MAX14780EEPA+-ND</text:p>
          </table:table-cell>
          <table:table-cell office:value-type="string" calcext:value-type="string">
            <text:p>MAX14780EEPA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5T12:35:43.585000000</dc:date>
    <meta:editing-duration>PT3M12S</meta:editing-duration>
    <meta:editing-cycles>1</meta:editing-cycles>
    <meta:document-statistic meta:table-count="1" meta:cell-count="105" meta:object-count="0"/>
    <meta:generator>LibreOffice/7.0.0.3$Windows_X86_64 LibreOffice_project/8061b3e9204bef6b321a21033174034a5e2ea88e</meta:generator>
  </office:meta>
</office:document-meta>
</file>